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86ff" officeooo:paragraph-rsid="000486ff"/>
    </style:style>
    <style:style style:name="P2" style:family="paragraph" style:parent-style-name="Standard">
      <style:text-properties officeooo:rsid="000486ff" officeooo:paragraph-rsid="00087937"/>
    </style:style>
    <style:style style:name="P3" style:family="paragraph" style:parent-style-name="Standard">
      <style:text-properties officeooo:rsid="000486ff" officeooo:paragraph-rsid="000a2bb4"/>
    </style:style>
    <style:style style:name="P4" style:family="paragraph" style:parent-style-name="Standard">
      <style:text-properties officeooo:rsid="000486ff" officeooo:paragraph-rsid="000ae993"/>
    </style:style>
    <style:style style:name="P5" style:family="paragraph" style:parent-style-name="Standard">
      <style:text-properties officeooo:rsid="00067479" officeooo:paragraph-rsid="00067479"/>
    </style:style>
    <style:style style:name="P6" style:family="paragraph" style:parent-style-name="Standard">
      <style:text-properties officeooo:rsid="000ae993" officeooo:paragraph-rsid="000ae993"/>
    </style:style>
    <style:style style:name="P7" style:family="paragraph" style:parent-style-name="Standard">
      <style:text-properties fo:color="#999999" officeooo:rsid="000486ff" officeooo:paragraph-rsid="000486ff"/>
    </style:style>
    <style:style style:name="P8" style:family="paragraph" style:parent-style-name="Standard">
      <style:text-properties fo:color="#999999" officeooo:rsid="000ae993" officeooo:paragraph-rsid="000ae993"/>
    </style:style>
    <style:style style:name="P9" style:family="paragraph" style:parent-style-name="Standard">
      <style:text-properties fo:color="#111111" officeooo:rsid="000486ff" officeooo:paragraph-rsid="000486ff"/>
    </style:style>
    <style:style style:name="P10" style:family="paragraph" style:parent-style-name="Standard">
      <style:text-properties officeooo:rsid="000ba418" officeooo:paragraph-rsid="000ba418"/>
    </style:style>
    <style:style style:name="P11" style:family="paragraph" style:parent-style-name="Standard">
      <style:text-properties officeooo:rsid="000ae993" officeooo:paragraph-rsid="000ae993"/>
    </style:style>
    <style:style style:name="T1" style:family="text">
      <style:text-properties officeooo:rsid="00067479"/>
    </style:style>
    <style:style style:name="T2" style:family="text">
      <style:text-properties officeooo:rsid="000a2692"/>
    </style:style>
    <style:style style:name="T3" style:family="text">
      <style:text-properties officeooo:rsid="000a2bb4"/>
    </style:style>
    <style:style style:name="T4" style:family="text">
      <style:text-properties officeooo:rsid="000ae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SYSTEMS OF LINEAR EQUATIONS</text:p>
      <text:p text:style-name="P1"/>
      <text:p text:style-name="P1">1.1<text:tab/>Solving systems of linear equations</text:p>
      <text:p text:style-name="P1"><text:tab/><text:tab/><text:span text:style-name="T1">Vectors – stutt skilgreining, transpose, addition, multiplication, linear combinations</text:span></text:p>
      <text:p text:style-name="P1"><text:tab/><text:tab/><text:span text:style-name="T1">Matrices – stutt skilgreining </text:span></text:p>
      <text:p text:style-name="P1"><text:tab/><text:tab/><text:span text:style-name="T1">Single linear equation – ?</text:span></text:p>
      <text:p text:style-name="P5"><text:tab/><text:tab/>Systems of linear equations </text:p>
      <text:p text:style-name="P5"><text:tab/><text:tab/>Gaussian elimination</text:p>
      <text:p text:style-name="P5"><text:tab/><text:tab/><text:tab/>Replacement operations</text:p>
      <text:p text:style-name="P5"><text:tab/><text:tab/><text:tab/>Scale operations</text:p>
      <text:p text:style-name="P5"><text:tab/><text:tab/><text:tab/>Swap operations</text:p>
      <text:p text:style-name="P5"><text:tab/><text:tab/><text:tab/>Row equivalent ? <text:s/></text:p>
      <text:p text:style-name="P1"><text:tab/><text:tab/></text:p>
      <text:p text:style-name="P1">1.2<text:tab/>Vectors and Matrices</text:p>
      <text:p text:style-name="P2"><text:tab/><text:tab/><text:span text:style-name="T2">Vector – matrix multiplication, matrix-matrix multiplication </text:span></text:p>
      <text:p text:style-name="P2"><text:tab/><text:tab/><text:span text:style-name="T2">Span </text:span></text:p>
      <text:p text:style-name="P2"><text:tab/><text:tab/><text:span text:style-name="T2">linear equations in matrix form (augmented matrix)</text:span></text:p>
      <text:p text:style-name="P2"><text:tab/><text:tab/><text:span text:style-name="T2">free parameter</text:span></text:p>
      <text:p text:style-name="P2"><text:tab/><text:tab/><text:span text:style-name="T2">consistend and inconsistent systems</text:span></text:p>
      <text:p text:style-name="P2"><text:tab/><text:tab/></text:p>
      <text:p text:style-name="P1">1.3<text:tab/>Kernels, Rank, Homogeneous Equations</text:p>
      <text:p text:style-name="P1"><text:tab/><text:tab/><text:span text:style-name="T2">Kernel and null space</text:span></text:p>
      <text:p text:style-name="P1"><text:tab/><text:tab/><text:span text:style-name="T2">Rank of matrix – uses etc</text:span></text:p>
      <text:p text:style-name="P1"><text:tab/><text:tab/><text:span text:style-name="T3">Linear independence of vectors</text:span></text:p>
      <text:p text:style-name="P1"/>
      <text:p text:style-name="P1"/>
      <text:p text:style-name="P1">2<text:tab/>VECTOR SPACES</text:p>
      <text:p text:style-name="P1"/>
      <text:p text:style-name="P9">2.1 <text:tab/>Euclidian Vector Spaces</text:p>
      <text:p text:style-name="P9"><text:tab/><text:tab/><text:span text:style-name="T4">Define spaces</text:span></text:p>
      <text:p text:style-name="P7"/>
      <text:p text:style-name="P7">2.2<text:tab/>Lines, Planes and Hyperplanes</text:p>
      <text:p text:style-name="P1"/>
      <text:p text:style-name="P1">2.3<text:tab/>Linear Transformations</text:p>
      <text:p text:style-name="P1"><text:tab/><text:tab/><text:span text:style-name="T3">Functions/mappings/transformations</text:span></text:p>
      <text:p text:style-name="P3"><text:tab/><text:tab/><text:span text:style-name="T3">Domain, co-domain, range</text:span></text:p>
      <text:p text:style-name="P3"><text:tab/><text:tab/><text:span text:style-name="T3">Injective, surjective</text:span></text:p>
      <text:p text:style-name="P3"><text:tab/><text:tab/><text:span text:style-name="T3">linear transformations</text:span></text:p>
      <text:p text:style-name="P3"><text:tab/><text:tab/><text:tab/></text:p>
      <text:p text:style-name="P8">2.4<text:tab/>General Vector Spaces</text:p>
      <text:p text:style-name="P7"/>
      <text:p text:style-name="P1"/>
      <text:p text:style-name="P1">3<text:tab/>MATRIX OPERATIONS</text:p>
      <text:p text:style-name="P1"/>
      <text:p text:style-name="P1">3.1 <text:tab/>Matrices</text:p>
      <text:p text:style-name="P1"><text:tab/><text:tab/><text:span text:style-name="T3">Dot product</text:span></text:p>
      <text:p text:style-name="P1"><text:tab/><text:tab/><text:span text:style-name="T3">Identity matrix</text:span></text:p>
      <text:p text:style-name="P1"><text:tab/><text:tab/><text:span text:style-name="T3">Diagonal matrix</text:span></text:p>
      <text:p text:style-name="P1"><text:tab/><text:tab/><text:span text:style-name="T3">Transpose</text:span></text:p>
      <text:p text:style-name="P1"><text:tab/><text:tab/><text:span text:style-name="T3">Symmetric</text:span></text:p>
      <text:p text:style-name="P1"><text:tab/><text:tab/><text:span text:style-name="T3">Elementary</text:span></text:p>
      <text:p text:style-name="P1"/>
      <text:p text:style-name="P1"><text:soft-page-break/>3.2 <text:tab/>Matrix Inverses</text:p>
      <text:p text:style-name="P4"><text:tab/><text:tab/><text:span text:style-name="T4">Solve systems with inverse</text:span></text:p>
      <text:p text:style-name="P6"><text:tab/><text:tab/>Left and right inverse</text:p>
      <text:p text:style-name="P4"><text:tab/><text:tab/><text:span text:style-name="T4">Invertible (invertible matrix theorem?)</text:span></text:p>
      <text:p text:style-name="P4"><text:tab/><text:tab/><text:span text:style-name="T4">LU factorization</text:span></text:p>
      <text:p text:style-name="P4"><text:tab/><text:tab/><text:span text:style-name="T4">Computing inverse</text:span></text:p>
      <text:p text:style-name="P1"/>
      <text:p text:style-name="P1"/>
      <text:p text:style-name="P1"/>
      <text:p text:style-name="P1">4 <text:tab/>DETERMINANTS</text:p>
      <text:p text:style-name="P1"/>
      <text:p text:style-name="P1">4.1<text:tab/>Determinants: Introduction</text:p>
      <text:p text:style-name="P1"><text:tab/><text:tab/><text:span text:style-name="T4">Compute determinants</text:span></text:p>
      <text:p text:style-name="P1"><text:tab/><text:tab/><text:span text:style-name="T4">Applications</text:span></text:p>
      <text:p text:style-name="P1"/>
      <text:p text:style-name="P1">4.2<text:tab/>Determinants: Properties</text:p>
      <text:p text:style-name="P1"><text:tab/><text:tab/><text:span text:style-name="T4">Minors and cofactors</text:span></text:p>
      <text:p text:style-name="P1"/>
      <text:p text:style-name="P1"/>
      <text:p text:style-name="P1">5<text:tab/>VECTOR SUBSPACES</text:p>
      <text:p text:style-name="P1"/>
      <text:p text:style-name="P1">5.1 <text:tab/>Column, Row and Null Spaces</text:p>
      <text:p text:style-name="P1"><text:tab/><text:tab/><text:span text:style-name="T4">Row and column space</text:span></text:p>
      <text:p text:style-name="P1"/>
      <text:p text:style-name="P1">5.2<text:tab/>Bases and Dimension</text:p>
      <text:p text:style-name="P1"><text:tab/><text:tab/><text:span text:style-name="T4">Basis for space</text:span></text:p>
      <text:p text:style-name="P1"><text:tab/><text:tab/><text:span text:style-name="T4">Coordinate vector</text:span></text:p>
      <text:p text:style-name="P1"/>
      <text:p text:style-name="P7">5.3<text:tab/>Coordinate Systems</text:p>
      <text:p text:style-name="P1"/>
      <text:p text:style-name="P1"/>
      <text:p text:style-name="P1">6<text:tab/>EIGENSYSTEMS</text:p>
      <text:p text:style-name="P1"/>
      <text:p text:style-name="P1">6.1<text:tab/>Eigenvalues and Eigenvectors</text:p>
      <text:p text:style-name="P1"><text:tab/><text:tab/><text:span text:style-name="T4">Eigen values and vectors</text:span></text:p>
      <text:p text:style-name="P1"><text:tab/><text:tab/><text:span text:style-name="T4">Determinants to find eigenvalues</text:span></text:p>
      <text:p text:style-name="P1"><text:tab/><text:tab/><text:span text:style-name="T4">Diagonizable</text:span></text:p>
      <text:p text:style-name="P1"><text:tab/><text:tab/><text:span text:style-name="T4">Charateristic polynomial</text:span></text:p>
      <text:p text:style-name="P6"><text:tab/><text:tab/>Applications</text:p>
      <text:p text:style-name="P1"/>
      <text:p text:style-name="P1"/>
      <text:p text:style-name="P1">7<text:tab/>INNER-PRODUCT VECTOR SPACES</text:p>
      <text:p text:style-name="P1"/>
      <text:p text:style-name="P7">7.1 <text:tab/>Inner-Product Spaces</text:p>
      <text:p text:style-name="P1"/>
      <text:p text:style-name="P1">7.2<text:tab/>Orthogonality</text:p>
      <text:p text:style-name="P1"><text:tab/><text:tab/><text:span text:style-name="T4">Gram schmidt</text:span></text:p>
      <text:p text:style-name="P1"><text:tab/><text:tab/><text:span text:style-name="T4">Least squares</text:span></text:p>
      <text:p text:style-name="P1"/>
      <text:p text:style-name="P1"/>
      <text:p text:style-name="P7">8<text:tab/>ADDITIONAL TOPICS</text:p>
      <text:p text:style-name="P7"/>
      <text:p text:style-name="P7"><text:soft-page-break/>8.1 <text:tab/>Hermitian Matrices and the Spectral Theorem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1:22:46.553580505</meta:creation-date>
    <dc:date>2017-07-16T12:45:50.064431566</dc:date>
    <meta:editing-duration>PT10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75" meta:word-count="224" meta:character-count="1804" meta:non-whitespace-character-count="1531"/>
  </office:meta>
</office:document-meta>
</file>